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E3A00000986FBF01801377A016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e46" officeooo:paragraph-rsid="00030e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de texte</text:p>
      <text:p text:style-name="P1"/>
      <text:h text:style-name="Heading_20_1" text:outline-level="1">Test de texte</text:h>
      <text:p text:style-name="P1"/>
      <text:p text:style-name="P1">Test de texte</text:p>
      <text:p text:style-name="P1"/>
      <text:p text:style-name="P1"><draw:frame draw:style-name="fr1" draw:name="Image1" text:anchor-type="char" svg:x="-0.0146in" svg:y="0.0236in" svg:width="2.8335in" svg:height="1.8965in" draw:z-index="0"><draw:image xlink:href="Pictures/1000000000000E3A00000986FBF01801377A016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Delattre</meta:initial-creator>
    <meta:creation-date>2024-01-04T11:10:05.588132062</meta:creation-date>
    <dc:date>2024-01-04T11:10:59.166996196</dc:date>
    <dc:creator>Thomas Delattre</dc:creator>
    <meta:editing-duration>PT54S</meta:editing-duration>
    <meta:editing-cycles>1</meta:editing-cycles>
    <meta:document-statistic meta:table-count="0" meta:image-count="1" meta:object-count="0" meta:page-count="1" meta:paragraph-count="3" meta:word-count="9" meta:character-count="39" meta:non-whitespace-character-count="33"/>
    <meta:generator>LibreOffice/6.4.7.2$Linux_X86_64 LibreOffice_project/40$Build-2</meta:generator>
  </office:meta>
</office:document-meta>
</file>